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njour,</text:p>
      <text:p text:style-name="Standard"/>
      <text:p text:style-name="Standard">Pendant cette période de confinement à la maison, les cours continuent. En particulier, vous avez du travail à faire pour mercredi prochain 18 mars, et l'on se retrouve sur le tchat de l'ENT mercredi de 10h à 12h pour les questions que vous aurez au sujet du cours et des exercices.</text:p>
      <text:p text:style-name="Standard">Tous les documents utiles sont dans le dossier partagé de l'ENT "Mathématiques - variables aléatoires".</text:p>
      <text:p text:style-name="Standard">Il faut commencer par lire les consignes.</text:p>
      <text:p text:style-name="Standard">Si l'on se tient à ce rythme de travail, il n'y aura pas de temps perdu, j'attends donc un investissement de votre part en mathématiques.</text:p>
      <text:p text:style-name="Standard">Portez vous bien, et à mercredi.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7:14:57.905171248</meta:creation-date>
    <dc:date>2020-03-15T17:15:23.335138274</dc:date>
    <meta:editing-duration>PT26S</meta:editing-duration>
    <meta:editing-cycles>1</meta:editing-cycles>
    <meta:document-statistic meta:table-count="0" meta:image-count="0" meta:object-count="0" meta:page-count="1" meta:paragraph-count="6" meta:word-count="105" meta:character-count="603" meta:non-whitespace-character-count="504"/>
    <meta:generator>LibreOffice/6.3.4.2$Linux_X86_64 LibreOffice_project/30$Build-2</meta:generator>
  </office:meta>
</office:document-meta>
</file>